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3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LOPEZ GARCIA, JORGE ENRIQU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OPEZ GARCIA, JORGE ENRIQU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OPEZ GARCIA JORGE ENRIQU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1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3T18:00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